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9d2c" officeooo:paragraph-rsid="00169d2c"/>
    </style:style>
    <style:style style:name="P2" style:family="paragraph" style:parent-style-name="Standard">
      <style:paragraph-properties fo:text-align="start" style:justify-single-word="false"/>
      <style:text-properties fo:font-size="12pt" officeooo:rsid="00169d2c" officeooo:paragraph-rsid="00169d2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bold" officeooo:rsid="00169d2c" officeooo:paragraph-rsid="00169d2c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69d2c" officeooo:paragraph-rsid="00169d2c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officeooo:rsid="00180dfd" officeooo:paragraph-rsid="00169d2c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80dfd" officeooo:paragraph-rsid="00180dfd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20pt" fo:font-style="italic" fo:font-weight="bold" officeooo:rsid="00169d2c" officeooo:paragraph-rsid="00169d2c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style="italic" fo:font-weight="bold" officeooo:rsid="00180dfd" officeooo:paragraph-rsid="00180df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style="italic" fo:font-weight="bold" officeooo:rsid="00169d2c" officeooo:paragraph-rsid="00169d2c" style:font-size-asian="24pt" style:font-style-asian="italic" style:font-weight-asian="bold" style:font-size-complex="24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style="italic" fo:font-weight="bold" officeooo:rsid="00169d2c" officeooo:paragraph-rsid="00169d2c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style="italic" fo:font-weight="bold" officeooo:rsid="00180dfd" officeooo:paragraph-rsid="00180dfd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style="italic" fo:font-weight="bold" officeooo:rsid="00169d2c" officeooo:paragraph-rsid="00169d2c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180d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clusion</text:p>
      <text:p text:style-name="P1"/>
      <text:p text:style-name="P7">Objetivo</text:p>
      <text:p text:style-name="P2"/>
      <text:p text:style-name="P2">Facilitar a comunicação e disseminação de informação pelo mundo.</text:p>
      <text:p text:style-name="P2"/>
      <text:p text:style-name="P7">Motivação</text:p>
      <text:p text:style-name="P2"/>
      <text:p text:style-name="P2">O Instagram hoje em dia tornou-se insuportável. Aquilo que inicialmente era suposto ser uma aplicação para facilitar a partilha de informação tornou-se numa aplicação principalmente dominada por bots, IA, falsa informação, ódio e discriminação.</text:p>
      <text:p text:style-name="P2">Pretendemos alterar esse paradigma das redes sociais!</text:p>
      <text:p text:style-name="P2">O nosso objetivo é misturar duas aplicações da Meta, o Threads com o Instagram.</text:p>
      <text:p text:style-name="P2"/>
      <text:p text:style-name="P7">Descrição</text:p>
      <text:p text:style-name="P2"/>
      <text:p text:style-name="P2">O nome da nossa app é Inclusion, dado que pretendemos promover a inclusão de todos os indivíduos e fomentar a comunicação e disseminação de informação. De modo a cumprir estes requisitos pretendemos que seja possível os utilizadores criarem posts, histórias (com duração de 24h) e tweets (cujo nome será alterado para não colidir com o Twitter, <text:span text:style-name="T2">passrão a ser conhecidos por ‘incs’</text:span>). Portanto vão haver 2 feeds, um para os tweets <text:s/>e outro para os posts.</text:p>
      <text:p text:style-name="P2">Os utilizadores poderão comunicar entre si através de DMs (direct</text:p>
      <text:p text:style-name="P2">messages), tomando partido de websockets para comunicação em tempo</text:p>
      <text:p text:style-name="P2">real.</text:p>
      <text:p text:style-name="P2">Teremos a privacidade dos utilizadores em mente e portanto a conta de cada</text:p>
      <text:p text:style-name="P2">utilizador pode ser privada ou pública.</text:p>
      <text:p text:style-name="P2">Os utilizadores podem pedir amizade uns aos outros. Apenas utilizadores</text:p>
      <text:p text:style-name="P2">amigos podem ver o perfil de outros, em caso de conta privada. Caso a conta seja pública qualquer utilizador registado na plataforma tem acesso aos conteúdos publicados na conta.</text:p>
      <text:p text:style-name="P2">Um utilizador tem de conseguir visualizar o seu perfil e o de outros.</text:p>
      <text:p text:style-name="P2">Os utilizadores podem dar like em posts e tweets.</text:p>
      <text:p text:style-name="P2">Os utilizadores podem comentar em posts e tweets.</text:p>
      <text:p text:style-name="P2">Os utilizadores podem dar e remover like em comentários.</text:p>
      <text:p text:style-name="P2">Os utilizadores podem remover like de posts e tweets.</text:p>
      <text:p text:style-name="P2">Nos feeds, os posts ou tweets com mais interações devem aparecer em primeiro.</text:p>
      <text:p text:style-name="P2">No contexto da aplicação definimos o número total de interacoes como interações = nºlikes + nºcomentários.</text:p>
      <text:p text:style-name="P2">Os utilizadores poderão registar-se e autenticar-se na plataforma.</text:p>
      <text:p text:style-name="P2">Os utilizadores podem associar uma música ao seu perfil através do Spotify.</text:p>
      <text:p text:style-name="P2">Os utilizadores podem criar notas (com duração de 24).</text:p>
      <text:p text:style-name="P2">Os utilizadores podem eliminar as notas ou editá-las.</text:p>
      <text:p text:style-name="P2">Os utilizadores podem dar like nas notas.</text:p>
      <text:p text:style-name="P2"/>
      <text:p text:style-name="P7">Sugestão de Tech stack</text:p>
      <text:p text:style-name="P2"><text:span text:style-name="T1">Backend</text:span>: Python3 tomando partido da framework Django Rest Framework.</text:p>
      <text:p text:style-name="P2"><text:soft-page-break/>Justificação: Todos nós aprendemos Python3 na cadeira de Análise Numérica pelo que estamos familiarizados com a linguagem, para além disso a Django Rest Framework torna a criação de APIs muito ágil e dado que vamos utilizar SCRUM como método de desenvolvimento ágil acreditamos que o Tech stack deva refletir isso. Para além disso a framework é relativamente fácil de aprender e há inúmeros recursos disponíveis para aprendermos mais sobre a framework em questão. A framework tem uma excelente documentação.</text:p>
      <text:p text:style-name="P2"/>
      <text:p text:style-name="P2"/>
      <text:p text:style-name="P2"><text:span text:style-name="T1">Frontend</text:span>: Typescript tomando partido da framework React.</text:p>
      <text:p text:style-name="P2">Justificação: Todos nós aprendemos React e Typescript na cadeira de Desenvolvimento de Aplicações para a Web portanto pensamos que faz todo o sentido utilizar esta tecnologia para desenvolver o frontend. Para além disso acreditamos também que React é uma escolha excelente dado que permite o desenvolvimento ágil do frontend, com incrementos por componentes, à medida que vamos desenvolvendo a aplicação.</text:p>
      <text:p text:style-name="P2"/>
      <text:p text:style-name="P2"/>
      <text:p text:style-name="P7">Requisitos</text:p>
      <text:p text:style-name="P3"/>
      <text:p text:style-name="P10">Backend</text:p>
      <text:p text:style-name="P3"/>
      <text:p text:style-name="P12">Requisitos Funcionais</text:p>
      <text:p text:style-name="P3"/>
      <text:p text:style-name="P12">Requisitos de Qualidade</text:p>
      <text:p text:style-name="P4"/>
      <text:p text:style-name="P12">Restrições</text:p>
      <text:p text:style-name="P2"/>
      <text:p text:style-name="P2"/>
      <text:p text:style-name="P10">Frontend</text:p>
      <text:p text:style-name="P2"/>
      <text:p text:style-name="P12">Requisitos Funcionais</text:p>
      <text:p text:style-name="P2"/>
      <text:p text:style-name="P12">Requisitos de Qualidade</text:p>
      <text:p text:style-name="P2"/>
      <text:p text:style-name="P12">Restrições</text:p>
      <text:p text:style-name="P2"/>
      <text:p text:style-name="P5"/>
      <text:p text:style-name="P8">Base de Dados</text:p>
      <text:p text:style-name="P6"/>
      <text:p text:style-name="P11">Modelo Entidade Associação</text:p>
      <text:p text:style-name="P6"/>
      <text:p text:style-name="P6"/>
      <text:p text:style-name="P11">Modelo Relacional</text:p>
      <text:p text:style-name="P11"><text:soft-page-break/>Figm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16:51:19.386445846</meta:creation-date>
    <dc:date>2026-02-05T17:07:42.623410207</dc:date>
    <meta:editing-duration>PT14M2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46" meta:word-count="526" meta:character-count="3424" meta:non-whitespace-character-count="2943"/>
  </office:meta>
</office:document-meta>
</file>